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Helvetica Neue&quot;" svg:font-family="'&quot;Helvetica Neue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2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2.41pt"/>
    </style:style>
    <style:style style:name="co4" style:family="table-column">
      <style:table-column-properties fo:break-before="auto" style:column-width="121.55pt"/>
    </style:style>
    <style:style style:name="co5" style:family="table-column">
      <style:table-column-properties fo:break-before="auto" style:column-width="103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core">
      <style:table-properties table:display="true" style:writing-mode="lr-tb"/>
    </style:style>
    <style:style style:name="ta2" style:family="table" style:master-page-name="PageStyle_5f_students">
      <style:table-properties table:display="true" style:writing-mode="lr-tb"/>
    </style:style>
    <style:style style:name="ta3" style:family="table" style:master-page-name="PageStyle_5f_stat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ecede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&quot;Helvetica Neue&quot;" fo:font-size="11pt" fo:font-style="normal" fo:text-shadow="none" style:text-underline-style="none" fo:font-weight="normal" style:font-size-asian="11pt" style:font-style-asian="normal" style:font-weight-asian="normal" style:font-name-complex="&quot;Helvetica Neue&quot;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ecedee" style:rotation-align="none"/>
      <style:text-properties fo:color="#333333" style:text-outline="false" style:text-line-through-style="none" style:text-line-through-type="none" style:font-name="&quot;Helvetica Neue&quot;" fo:font-size="11pt" fo:font-style="normal" fo:text-shadow="none" style:text-underline-style="none" fo:font-weight="normal" style:font-size-asian="11pt" style:font-style-asian="normal" style:font-weight-asian="normal" style:font-name-complex="&quot;Helvetica Neue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o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cor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29" calcext:value-type="float">
            <text:p>29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33" calcext:value-type="float">
            <text:p>33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36" calcext:value-type="float">
            <text:p>36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37" calcext:value-type="float">
            <text:p>3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38" calcext:value-type="float">
            <text:p>38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春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29" calcext:value-type="float">
            <text:p>29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33" calcext:value-type="float">
            <text:p>33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37" calcext:value-type="float">
            <text:p>3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38" calcext:value-type="float">
            <text:p>3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夏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29" calcext:value-type="float">
            <text:p>2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33" calcext:value-type="float">
            <text:p>33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36" calcext:value-type="float">
            <text:p>36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37" calcext:value-type="float">
            <text:p>37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38" calcext:value-type="float">
            <text:p>3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秋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26" calcext:value-type="float">
            <text:p>26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29" calcext:value-type="float">
            <text:p>29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33" calcext:value-type="float">
            <text:p>33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36" calcext:value-type="float">
            <text:p>36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37" calcext:value-type="float">
            <text:p>37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38" calcext:value-type="float">
            <text:p>38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40" calcext:value-type="float">
            <text:p>4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43" calcext:value-type="float">
            <text:p>43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46" calcext:value-type="float">
            <text:p>46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48" calcext:value-type="float">
            <text:p>48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2023 冬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1"/>
        </table:table-row>
        <table:table-row table:style-name="ro2" table:number-rows-repeated="10483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udents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アーミー・ハマー</text:p>
          </table:table-cell>
          <table:table-cell table:style-name="ce2" office:value-type="string" calcext:value-type="string">
            <text:p>Idaho ,US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ジョージ・クルーニー</text:p>
          </table:table-cell>
          <table:table-cell table:style-name="ce2" office:value-type="string" calcext:value-type="string">
            <text:p>Tennessee ,US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エディ・レッドメイン</text:p>
          </table:table-cell>
          <table:table-cell table:style-name="ce2" office:value-type="string" calcext:value-type="string">
            <text:p>Tennessee ,US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モーガン・フリーマン</text:p>
          </table:table-cell>
          <table:table-cell table:style-name="ce2" office:value-type="string" calcext:value-type="string">
            <text:p>Iowa ,US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クリント・イーストウッド</text:p>
          </table:table-cell>
          <table:table-cell table:style-name="ce2" office:value-type="string" calcext:value-type="string">
            <text:p>Nevada ,US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ジャック・ニコルソン</text:p>
          </table:table-cell>
          <table:table-cell table:style-name="ce2" office:value-type="string" calcext:value-type="string">
            <text:p>North Carolina ,US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ブラッドリー・クーパー</text:p>
          </table:table-cell>
          <table:table-cell table:style-name="ce2" office:value-type="string" calcext:value-type="string">
            <text:p>Maryland ,US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ブルース・ウィリス</text:p>
          </table:table-cell>
          <table:table-cell table:style-name="ce2" office:value-type="string" calcext:value-type="string">
            <text:p>California ,US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アル・パチーノ</text:p>
          </table:table-cell>
          <table:table-cell table:style-name="ce2" office:value-type="string" calcext:value-type="string">
            <text:p>Delaware ,US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ショーン・コネリー</text:p>
          </table:table-cell>
          <table:table-cell table:style-name="ce2" office:value-type="string" calcext:value-type="string">
            <text:p>Alabama ,US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ベン・アフレック</text:p>
          </table:table-cell>
          <table:table-cell table:style-name="ce2" office:value-type="string" calcext:value-type="string">
            <text:p>Nebraska ,US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ライアン・レイノルズ</text:p>
          </table:table-cell>
          <table:table-cell table:style-name="ce2" office:value-type="string" calcext:value-type="string">
            <text:p>Alaska ,US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ポール・ウォーカー</text:p>
          </table:table-cell>
          <table:table-cell table:style-name="ce2" office:value-type="string" calcext:value-type="string">
            <text:p>Arkansas ,US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ニコラス・ケイジ</text:p>
          </table:table-cell>
          <table:table-cell table:style-name="ce2" office:value-type="string" calcext:value-type="string">
            <text:p>Wisconsin ,US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クリス・プラット</text:p>
          </table:table-cell>
          <table:table-cell table:style-name="ce2" office:value-type="string" calcext:value-type="string">
            <text:p>Illinois ,US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クリス・エヴァンス</text:p>
          </table:table-cell>
          <table:table-cell table:style-name="ce2" office:value-type="string" calcext:value-type="string">
            <text:p>Oregon ,US</text:p>
          </table:table-cell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ジェームズ・ディーン</text:p>
          </table:table-cell>
          <table:table-cell table:style-name="ce2" office:value-type="string" calcext:value-type="string">
            <text:p>New Mexico ,US</text:p>
          </table:table-cell>
          <table:table-cell table:number-columns-repeated="102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ノーマン・リーダス</text:p>
          </table:table-cell>
          <table:table-cell table:style-name="ce2" office:value-type="string" calcext:value-type="string">
            <text:p>Ohio ,US</text:p>
          </table:table-cell>
          <table:table-cell table:number-columns-repeated="102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クリス・パイン</text:p>
          </table:table-cell>
          <table:table-cell table:style-name="ce2" office:value-type="string" calcext:value-type="string">
            <text:p>Wisconsin ,US</text:p>
          </table:table-cell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ヒュー・ジャックマン</text:p>
          </table:table-cell>
          <table:table-cell table:style-name="ce2" office:value-type="string" calcext:value-type="string">
            <text:p>District of Columbia ,US</text:p>
          </table:table-cell>
          <table:table-cell table:number-columns-repeated="102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コール・スプラウス</text:p>
          </table:table-cell>
          <table:table-cell table:style-name="ce2" office:value-type="string" calcext:value-type="string">
            <text:p>North Carolina ,US</text:p>
          </table:table-cell>
          <table:table-cell table:number-columns-repeated="102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リーアム・ニーソン</text:p>
          </table:table-cell>
          <table:table-cell table:style-name="ce2" office:value-type="string" calcext:value-type="string">
            <text:p>Tennessee ,US</text:p>
          </table:table-cell>
          <table:table-cell table:number-columns-repeated="102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リチャード・ギア</text:p>
          </table:table-cell>
          <table:table-cell table:style-name="ce2" office:value-type="string" calcext:value-type="string">
            <text:p>Washington ,US</text:p>
          </table:table-cell>
          <table:table-cell table:number-columns-repeated="102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ジェイク・ギレンホール</text:p>
          </table:table-cell>
          <table:table-cell table:style-name="ce2" office:value-type="string" calcext:value-type="string">
            <text:p>Arizona ,US</text:p>
          </table:table-cell>
          <table:table-cell table:number-columns-repeated="102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アンドリュー・リンカーン</text:p>
          </table:table-cell>
          <table:table-cell table:style-name="ce2" office:value-type="string" calcext:value-type="string">
            <text:p>Alaska ,US</text:p>
          </table:table-cell>
          <table:table-cell table:number-columns-repeated="102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ダニエル・クレイグ</text:p>
          </table:table-cell>
          <table:table-cell table:style-name="ce2" office:value-type="string" calcext:value-type="string">
            <text:p>Alabama ,US</text:p>
          </table:table-cell>
          <table:table-cell table:number-columns-repeated="102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ジム・キャリー</text:p>
          </table:table-cell>
          <table:table-cell table:style-name="ce2" office:value-type="string" calcext:value-type="string">
            <text:p>Utah ,US</text:p>
          </table:table-cell>
          <table:table-cell table:number-columns-repeated="102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ジェンセン・アクレス</text:p>
          </table:table-cell>
          <table:table-cell table:style-name="ce2" office:value-type="string" calcext:value-type="string">
            <text:p>Delaware ,US</text:p>
          </table:table-cell>
          <table:table-cell table:number-columns-repeated="102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office:value-type="string" calcext:value-type="string">
            <text:p>チャニング・テイタム</text:p>
          </table:table-cell>
          <table:table-cell table:style-name="ce2" office:value-type="string" calcext:value-type="string">
            <text:p>Georgia ,US</text:p>
          </table:table-cell>
          <table:table-cell table:number-columns-repeated="102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ジェレミー・レナー</text:p>
          </table:table-cell>
          <table:table-cell table:style-name="ce2" office:value-type="string" calcext:value-type="string">
            <text:p>Kansas ,US</text:p>
          </table:table-cell>
          <table:table-cell table:number-columns-repeated="102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ケビン・ベーコン</text:p>
          </table:table-cell>
          <table:table-cell table:style-name="ce2" office:value-type="string" calcext:value-type="string">
            <text:p>District of Columbia ,US</text:p>
          </table:table-cell>
          <table:table-cell table:number-columns-repeated="102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トム・サイズモア</text:p>
          </table:table-cell>
          <table:table-cell table:style-name="ce2" office:value-type="string" calcext:value-type="string">
            <text:p>Delaware ,US</text:p>
          </table:table-cell>
          <table:table-cell table:number-columns-repeated="102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" office:value-type="string" calcext:value-type="string">
            <text:p>ヴィン・ディーゼル</text:p>
          </table:table-cell>
          <table:table-cell table:style-name="ce2" office:value-type="string" calcext:value-type="string">
            <text:p>California ,US</text:p>
          </table:table-cell>
          <table:table-cell table:number-columns-repeated="102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" office:value-type="string" calcext:value-type="string">
            <text:p>シルベスター・スタローン</text:p>
          </table:table-cell>
          <table:table-cell table:style-name="ce2" office:value-type="string" calcext:value-type="string">
            <text:p>Pennsylvania ,US</text:p>
          </table:table-cell>
          <table:table-cell table:number-columns-repeated="102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office:value-type="string" calcext:value-type="string">
            <text:p>アレックス・オローリン</text:p>
          </table:table-cell>
          <table:table-cell table:style-name="ce2" office:value-type="string" calcext:value-type="string">
            <text:p>Vermont ,US</text:p>
          </table:table-cell>
          <table:table-cell table:number-columns-repeated="102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" office:value-type="string" calcext:value-type="string">
            <text:p>ベン・スティラー</text:p>
          </table:table-cell>
          <table:table-cell table:style-name="ce2" office:value-type="string" calcext:value-type="string">
            <text:p>Arkansas ,US</text:p>
          </table:table-cell>
          <table:table-cell table:number-columns-repeated="102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office:value-type="string" calcext:value-type="string">
            <text:p>ダニエル・ラドクリフ</text:p>
          </table:table-cell>
          <table:table-cell table:style-name="ce2" office:value-type="string" calcext:value-type="string">
            <text:p>Connecticut ,US</text:p>
          </table:table-cell>
          <table:table-cell table:number-columns-repeated="102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2" office:value-type="string" calcext:value-type="string">
            <text:p>ジェフ・ゴールドブラム</text:p>
          </table:table-cell>
          <table:table-cell table:style-name="ce2" office:value-type="string" calcext:value-type="string">
            <text:p>Florida ,US</text:p>
          </table:table-cell>
          <table:table-cell table:number-columns-repeated="102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office:value-type="string" calcext:value-type="string">
            <text:p>ゲイリー・オールドマン</text:p>
          </table:table-cell>
          <table:table-cell table:style-name="ce2" office:value-type="string" calcext:value-type="string">
            <text:p>Tennessee ,US</text:p>
          </table:table-cell>
          <table:table-cell table:number-columns-repeated="102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ジェイソン・アイザックス</text:p>
          </table:table-cell>
          <table:table-cell table:style-name="ce2" office:value-type="string" calcext:value-type="string">
            <text:p>Virginia ,US</text:p>
          </table:table-cell>
          <table:table-cell table:number-columns-repeated="102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2" office:value-type="string" calcext:value-type="string">
            <text:p>ロビン・ウィリアムズ</text:p>
          </table:table-cell>
          <table:table-cell table:style-name="ce2" office:value-type="string" calcext:value-type="string">
            <text:p>Alaska ,US</text:p>
          </table:table-cell>
          <table:table-cell table:number-columns-repeated="102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2" office:value-type="string" calcext:value-type="string">
            <text:p>エドワード・ノートン</text:p>
          </table:table-cell>
          <table:table-cell table:style-name="ce2" office:value-type="string" calcext:value-type="string">
            <text:p>Pennsylvania ,US</text:p>
          </table:table-cell>
          <table:table-cell table:number-columns-repeated="102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" office:value-type="string" calcext:value-type="string">
            <text:p>タロン・エガートン</text:p>
          </table:table-cell>
          <table:table-cell table:style-name="ce2" office:value-type="string" calcext:value-type="string">
            <text:p>New Jersey ,US</text:p>
          </table:table-cell>
          <table:table-cell table:number-columns-repeated="102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2" office:value-type="string" calcext:value-type="string">
            <text:p>マッツ・ミケルセン</text:p>
          </table:table-cell>
          <table:table-cell table:style-name="ce2" office:value-type="string" calcext:value-type="string">
            <text:p>Arkansas ,US</text:p>
          </table:table-cell>
          <table:table-cell table:number-columns-repeated="102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" office:value-type="string" calcext:value-type="string">
            <text:p>サミュエル・L・ジャクソン</text:p>
          </table:table-cell>
          <table:table-cell table:style-name="ce2" office:value-type="string" calcext:value-type="string">
            <text:p>West Virginia ,US</text:p>
          </table:table-cell>
          <table:table-cell table:number-columns-repeated="102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2" office:value-type="string" calcext:value-type="string">
            <text:p>ヒュー・グラント</text:p>
          </table:table-cell>
          <table:table-cell table:style-name="ce2" office:value-type="string" calcext:value-type="string">
            <text:p>New Mexico ,US</text:p>
          </table:table-cell>
          <table:table-cell table:number-columns-repeated="102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2" office:value-type="string" calcext:value-type="string">
            <text:p>ヴィゴ・モーテンセン</text:p>
          </table:table-cell>
          <table:table-cell table:style-name="ce2" office:value-type="string" calcext:value-type="string">
            <text:p>Vermont ,US</text:p>
          </table:table-cell>
          <table:table-cell table:number-columns-repeated="102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2" office:value-type="string" calcext:value-type="string">
            <text:p>エディ・ケイヒル</text:p>
          </table:table-cell>
          <table:table-cell table:style-name="ce2" office:value-type="string" calcext:value-type="string">
            <text:p>West Virginia ,US</text:p>
          </table:table-cell>
          <table:table-cell table:number-columns-repeated="102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2" office:value-type="string" calcext:value-type="string">
            <text:p>ティモシー・シャラメ</text:p>
          </table:table-cell>
          <table:table-cell table:style-name="ce2" office:value-type="string" calcext:value-type="string">
            <text:p>District of Columbia ,US</text:p>
          </table:table-cell>
          <table:table-cell table:number-columns-repeated="102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" office:value-type="string" calcext:value-type="string">
            <text:p>ジョエル・キナマン</text:p>
          </table:table-cell>
          <table:table-cell table:style-name="ce2" office:value-type="string" calcext:value-type="string">
            <text:p>Connecticut ,US</text:p>
          </table:table-cell>
          <table:table-cell table:number-columns-repeated="102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es" table:style-name="ta3">
        <table:table-column table:style-name="co2" table:number-columns-repeated="1024" table:default-cell-style-name="Default"/>
        <table:table-row table:style-name="ro1">
          <table:table-cell table:style-name="ce3" office:value-type="string" calcext:value-type="string">
            <text:p>Alask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labam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rkansa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rizon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aliforni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olorado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onnecticu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istrict of Columbi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lawar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lorid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orgi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awaii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ow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daho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llinoi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dian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Kansa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Kentucky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ouisian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assachusett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arylan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ichiga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innesot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ontan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orth Carolin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orth Dakot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ebrask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ew Hampshir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ew Jersey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ew Mexico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evad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ew Yor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hio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klahom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reg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ennsylvani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outh Carolin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ennesse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exa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Uta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Virgini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Vermo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ashingt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isconsi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est Virgini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yoming</text:p>
          </table:table-cell>
          <table:table-cell table:number-columns-repeated="102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Helvetica Neue&quot;" svg:font-family="'&quot;Helvetica Neue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ore" style:display-name="PageStyle_sco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udents" style:display-name="PageStyle_stud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es" style:display-name="PageStyle_sta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802" meta:object-count="0"/>
    <meta:generator>LibreOfficeDev/6.0.5.2$Linux_X86_64 LibreOffice_project/</meta:generator>
  </office:meta>
</office:document-meta>
</file>